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0e3c57"/>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0e3c57" officeooo:paragraph-rsid="000e3c57"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0e3c57" officeooo:paragraph-rsid="000e3c57"/>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0e3c57" officeooo:paragraph-rsid="000e3c57"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0e5e71"/>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0e5e7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07.06 Challenge Program</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Calculates the value of pi by simulating throwing darts at a dart board.</text:p>
        <text:p text:style-name="P9"><text:s/>*</text:p>
        <text:p text:style-name="P9"><text:s/>* @author Josiah Kowalski</text:p>
        <text:p text:style-name="P9"><text:s/>* @version 1/3/20</text:p>
        <text:p text:style-name="P9"><text:s/>*/</text:p>
        <text:p text:style-name="P9"/>
        <text:p text:style-name="P9">import java.util.Random</text:p>
        <text:p text:style-name="P9">import java.util.Scanner</text:p>
        <text:p text:style-name="P9"/>
        <text:p text:style-name="P9">public class Darts </text:p>
        <text:p text:style-name="P9"/>
        <text:p text:style-name="P9"/>
        <text:p text:style-name="P9"><text:tab/>// simulates "darts" thrown at the board</text:p>
        <text:p text:style-name="P9"><text:tab/>public static int throwsDarts(int darts) </text:p>
        <text:p text:style-name="P9"><text:tab/></text:p>
        <text:p text:style-name="P9"/>
        <text:p text:style-name="P9"><text:tab/><text:tab/>int hits = 0</text:p>
        <text:p text:style-name="P9"><text:tab/><text:tab/>double x = 0.0</text:p>
        <text:p text:style-name="P9"><text:tab/><text:tab/>double y = 0.0</text:p>
        <text:p text:style-name="P9"><text:tab/><text:tab/>Random randNum = new Random()</text:p>
        <text:p text:style-name="P9"><text:tab/><text:tab/>Random isNegative = new Random()</text:p>
        <text:p text:style-name="P9"><text:soft-page-break/></text:p>
        <text:p text:style-name="P9"><text:tab/><text:tab/>for (int i = 0 i &lt; darts i++) </text:p>
        <text:p text:style-name="P9"><text:tab/><text:tab/></text:p>
        <text:p text:style-name="P9"><text:tab/><text:tab/><text:tab/>// randomly creates a positive or negative number</text:p>
        <text:p text:style-name="P9"><text:tab/><text:tab/><text:tab/>x = randNum.nextDouble()</text:p>
        <text:p text:style-name="P9"><text:tab/><text:tab/><text:tab/>y = randNum.nextDouble()</text:p>
        <text:p text:style-name="P9"><text:tab/><text:tab/><text:tab/>if (isNegative.nextBoolean()) </text:p>
        <text:p text:style-name="P9"><text:tab/><text:tab/><text:tab/></text:p>
        <text:p text:style-name="P9"><text:tab/><text:tab/><text:tab/><text:tab/>x -= 1</text:p>
        <text:p text:style-name="P9"><text:tab/><text:tab/><text:tab/></text:p>
        <text:p text:style-name="P9"><text:tab/><text:tab/><text:tab/>if (isNegative.nextBoolean()) </text:p>
        <text:p text:style-name="P9"><text:tab/><text:tab/><text:tab/></text:p>
        <text:p text:style-name="P9"><text:tab/><text:tab/><text:tab/><text:tab/>y -= 1</text:p>
        <text:p text:style-name="P9"><text:tab/><text:tab/><text:tab/></text:p>
        <text:p text:style-name="P9"><text:tab/><text:tab/><text:tab/>// counts the hits on the board</text:p>
        <text:p text:style-name="P9"><text:tab/><text:tab/><text:tab/>if (Math.pow(x, 2) + Math.pow(y, 2) &lt;= 1) </text:p>
        <text:p text:style-name="P9"><text:tab/><text:tab/><text:tab/></text:p>
        <text:p text:style-name="P9"><text:tab/><text:tab/><text:tab/><text:tab/>hits++</text:p>
        <text:p text:style-name="P9"><text:tab/><text:tab/><text:tab/></text:p>
        <text:p text:style-name="P9"><text:tab/><text:tab/></text:p>
        <text:p text:style-name="P9"><text:tab/><text:tab/>return hits</text:p>
        <text:p text:style-name="P9"><text:tab/></text:p>
        <text:p text:style-name="P9"/>
        <text:p text:style-name="P9"><text:tab/>// calculates the value of pi</text:p>
        <text:p text:style-name="P9"><text:tab/>public static double calculatePi(int hits, int darts) </text:p>
        <text:p text:style-name="P9"><text:soft-page-break/><text:tab/></text:p>
        <text:p text:style-name="P9"><text:tab/><text:tab/>double pi = 4 * ((double)hits / darts)</text:p>
        <text:p text:style-name="P9"><text:tab/><text:tab/>return pi</text:p>
        <text:p text:style-name="P9"><text:tab/></text:p>
        <text:p text:style-name="P9"/>
        <text:p text:style-name="P9"><text:tab/>//prints results</text:p>
        <text:p text:style-name="P9"><text:tab/>public static void printResults(int currentTrial, double pi) </text:p>
        <text:p text:style-name="P9"><text:tab/></text:p>
        <text:p text:style-name="P9"><text:tab/><text:tab/>System.out.printf("Trial [%2d]: pi = %8.6f%n", currentTrial, pi)</text:p>
        <text:p text:style-name="P9"><text:tab/></text:p>
        <text:p text:style-name="P9"/>
        <text:p text:style-name="P9"><text:tab/>public static void main(String[] args) </text:p>
        <text:p text:style-name="P9"><text:tab/></text:p>
        <text:p text:style-name="P9"><text:tab/><text:tab/>Scanner in = new Scanner(System.in)</text:p>
        <text:p text:style-name="P9"><text:tab/><text:tab/>System.out.println("How many darts?")</text:p>
        <text:p text:style-name="P9"><text:tab/><text:tab/>int darts = in.nextInt()</text:p>
        <text:p text:style-name="P9"><text:tab/><text:tab/>System.out.println("How many trials?")</text:p>
        <text:p text:style-name="P9"><text:tab/><text:tab/>int trials = in.nextInt()</text:p>
        <text:p text:style-name="P9"><text:tab/><text:tab/>double piSum = 0.0</text:p>
        <text:p text:style-name="P9"/>
        <text:p text:style-name="P9"><text:tab/><text:tab/>for (int i = 1 i &lt;= trials i++) // i = currentTrial</text:p>
        <text:p text:style-name="P9"><text:tab/><text:tab/></text:p>
        <text:p text:style-name="P9"><text:tab/><text:tab/><text:tab/>int hits = throwsDarts(darts)</text:p>
        <text:p text:style-name="P9"><text:tab/><text:tab/><text:tab/>double pi = calculatePi(hits, darts)</text:p>
        <text:p text:style-name="P9"><text:tab/><text:tab/><text:tab/>printResults(i, pi)</text:p>
        <text:p text:style-name="P9"><text:soft-page-break/><text:tab/><text:tab/><text:tab/>piSum += pi</text:p>
        <text:p text:style-name="P9"><text:tab/><text:tab/></text:p>
        <text:p text:style-name="P9"/>
        <text:p text:style-name="P9"><text:tab/><text:tab/>System.out.printf("Estimate of pi = %8.6f", piSum / trials)</text:p>
        <text:p text:style-name="P9"/>
        <text:p text:style-name="P9"><text:tab/><text:tab/>in.close()</text:p>
        <text:p text:style-name="P9"><text:tab/></text:p>
        <text:p text:style-name="P9"/>
        <text:p text:style-name="P1"><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Calculates the value of pi by simulating throwing darts at a dart board.</text:p>
        <text:p text:style-name="P3"><text:s/>*</text:p>
        <text:p text:style-name="P3"><text:s/>* @author Josiah Kowalski</text:p>
        <text:p text:style-name="P3"><text:s/>* @version 1/3/20</text:p>
        <text:p text:style-name="P3"><text:s/>*/</text:p>
        <text:p text:style-name="P3"/>
        <text:p text:style-name="P3">import java.util.Random;</text:p>
        <text:p text:style-name="P3">import java.util.Scanner;</text:p>
        <text:p text:style-name="P3"/>
        <text:p text:style-name="P3">public class Darts </text:p>
        <text:p text:style-name="P3">{</text:p>
        <text:p text:style-name="P3"/>
        <text:p text:style-name="P3"><text:tab/>// simulates "darts" thrown at the board</text:p>
        <text:p text:style-name="P3"><text:tab/>public static int throwsDarts(int darts) </text:p>
        <text:p text:style-name="P3"><text:tab/>{</text:p>
        <text:p text:style-name="P3"/>
        <text:p text:style-name="P3"><text:soft-page-break/><text:tab/><text:tab/>int hits = 0;</text:p>
        <text:p text:style-name="P3"><text:tab/><text:tab/>double x = 0.0;</text:p>
        <text:p text:style-name="P3"><text:tab/><text:tab/>double y = 0.0;</text:p>
        <text:p text:style-name="P3"><text:tab/><text:tab/>Random randNum = new Random();</text:p>
        <text:p text:style-name="P3"><text:tab/><text:tab/>Random isNegative = new Random();</text:p>
        <text:p text:style-name="P3"/>
        <text:p text:style-name="P3"><text:tab/><text:tab/>for (int i = 0; i &lt; darts; i++) </text:p>
        <text:p text:style-name="P3"><text:tab/><text:tab/>{</text:p>
        <text:p text:style-name="P3"><text:tab/><text:tab/><text:tab/>// randomly creates a positive or negative number</text:p>
        <text:p text:style-name="P3"><text:tab/><text:tab/><text:tab/>x = randNum.nextDouble();</text:p>
        <text:p text:style-name="P3"><text:tab/><text:tab/><text:tab/>y = randNum.nextDouble();</text:p>
        <text:p text:style-name="P3"><text:tab/><text:tab/><text:tab/>if (isNegative.nextBoolean()) </text:p>
        <text:p text:style-name="P3"><text:tab/><text:tab/><text:tab/>{</text:p>
        <text:p text:style-name="P3"><text:tab/><text:tab/><text:tab/><text:tab/>x -= 1;</text:p>
        <text:p text:style-name="P3"><text:tab/><text:tab/><text:tab/>}</text:p>
        <text:p text:style-name="P3"><text:tab/><text:tab/><text:tab/>if (isNegative.nextBoolean()) </text:p>
        <text:p text:style-name="P3"><text:tab/><text:tab/><text:tab/>{</text:p>
        <text:p text:style-name="P3"><text:tab/><text:tab/><text:tab/><text:tab/>y -= 1;</text:p>
        <text:p text:style-name="P3"><text:tab/><text:tab/><text:tab/>}</text:p>
        <text:p text:style-name="P3"><text:tab/><text:tab/><text:tab/>// counts the hits on the board</text:p>
        <text:p text:style-name="P3"><text:tab/><text:tab/><text:tab/>if (Math.pow(x, 2) + Math.pow(y, 2) &lt;= 1) </text:p>
        <text:p text:style-name="P3"><text:tab/><text:tab/><text:tab/>{</text:p>
        <text:p text:style-name="P3"><text:tab/><text:tab/><text:tab/><text:tab/>hits++;</text:p>
        <text:p text:style-name="P3"><text:tab/><text:tab/><text:tab/>}</text:p>
        <text:p text:style-name="P3"><text:tab/><text:tab/>}</text:p>
        <text:p text:style-name="P3"><text:tab/><text:tab/>return hits;</text:p>
        <text:p text:style-name="P3"><text:tab/>}</text:p>
        <text:p text:style-name="P3"/>
        <text:p text:style-name="P3"><text:tab/>// calculates the value of pi</text:p>
        <text:p text:style-name="P3"><text:tab/>public static double calculatePi(int hits, int darts) </text:p>
        <text:p text:style-name="P3"><text:tab/>{</text:p>
        <text:p text:style-name="P3"><text:tab/><text:tab/>double pi = 4 * ((double)hits / darts);</text:p>
        <text:p text:style-name="P3"><text:tab/><text:tab/>return pi;</text:p>
        <text:p text:style-name="P3"><text:tab/>}</text:p>
        <text:p text:style-name="P3"/>
        <text:p text:style-name="P3"><text:tab/>//prints results</text:p>
        <text:p text:style-name="P3"><text:soft-page-break/><text:tab/>public static void printResults(int currentTrial, double pi) </text:p>
        <text:p text:style-name="P3"><text:tab/>{</text:p>
        <text:p text:style-name="P3"><text:tab/><text:tab/>System.out.printf("Trial [%2d]: pi = %8.6f%n", currentTrial, pi);</text:p>
        <text:p text:style-name="P3"><text:tab/>}</text:p>
        <text:p text:style-name="P3"/>
        <text:p text:style-name="P3"><text:tab/>public static void main(String[] args) </text:p>
        <text:p text:style-name="P3"><text:tab/>{</text:p>
        <text:p text:style-name="P3"><text:tab/><text:tab/>Scanner in = new Scanner(System.in);</text:p>
        <text:p text:style-name="P3"><text:tab/><text:tab/>System.out.println("How many darts?");</text:p>
        <text:p text:style-name="P3"><text:tab/><text:tab/>int darts = in.nextInt();</text:p>
        <text:p text:style-name="P3"><text:tab/><text:tab/>System.out.println("How many trials?");</text:p>
        <text:p text:style-name="P3"><text:tab/><text:tab/>int trials = in.nextInt();</text:p>
        <text:p text:style-name="P3"><text:tab/><text:tab/>double piSum = 0.0;</text:p>
        <text:p text:style-name="P3"/>
        <text:p text:style-name="P3"><text:tab/><text:tab/>for (int i = 1; i &lt;= trials; i++) // i = currentTrial</text:p>
        <text:p text:style-name="P3"><text:tab/><text:tab/>{</text:p>
        <text:p text:style-name="P3"><text:tab/><text:tab/><text:tab/>int hits = throwsDarts(darts);</text:p>
        <text:p text:style-name="P3"><text:tab/><text:tab/><text:tab/>double pi = calculatePi(hits, darts);</text:p>
        <text:p text:style-name="P3"><text:tab/><text:tab/><text:tab/>printResults(i, pi);</text:p>
        <text:p text:style-name="P3"><text:tab/><text:tab/><text:tab/>piSum += pi;</text:p>
        <text:p text:style-name="P3"><text:tab/><text:tab/>}</text:p>
        <text:p text:style-name="P3"/>
        <text:p text:style-name="P3"><text:tab/><text:tab/>System.out.printf("Estimate of pi = %8.6f", piSum / trials);</text:p>
        <text:p text:style-name="P3"/>
        <text:p text:style-name="P3"><text:tab/><text:tab/>in.close();</text:p>
        <text:p text:style-name="P3"><text:tab/>}</text:p>
        <text:p text:style-name="P3">}</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was to get an estimate of pi using Buffon’s equation.</text:p>
            </table:table-cell>
          </table:table-row>
          <text:soft-page-break/>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It could be useful as a calculator to estimate Pi. </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A problem I ran into was trying to simulate the points on the circle. </text:p>
            </table:table-cell>
          </table:table-row>
          <table:table-row table:style-name="Table1.1">
            <table:table-cell table:style-name="Table1.A1" office:value-type="string">
              <text:p text:style-name="P6"><text:span text:style-name="T3">Describe one thing you would do differently the next time you write a program. </text:span></text:p>
              <text:p text:style-name="P4"/>
              <text:p text:style-name="P4"/>
            </table:table-cell>
            <table:table-cell table:style-name="Table1.A1" office:value-type="string">
              <text:p text:style-name="P5">Next time I write a program I will try to <text:span text:style-name="T4">use calculations in methods more effectively. </text:span></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3T14:24:25.195168568</dc:date>
    <meta:editing-cycles>9</meta:editing-cycles>
    <meta:editing-duration>PT3M40S</meta:editing-duration>
    <meta:document-statistic meta:table-count="1" meta:image-count="0" meta:object-count="0" meta:page-count="7" meta:paragraph-count="155" meta:word-count="676" meta:character-count="4288" meta:non-whitespace-character-count="3438"/>
    <meta:generator>LibreOffice/5.2.7.2$Linux_AARCH64 LibreOffice_project/20m0$Build-2</meta:generator>
    <meta:user-defined meta:name="Company">FLVS</meta:user-defined>
    <meta:user-defined meta:name="Operator">JOSIAH KOWALSKI</meta:user-defined>
  </office:meta>
</office:document-meta>
</file>